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hip0</text:p>
          </table:table-cell>
          <table:table-cell office:value-type="string" calcext:value-type="string">
            <text:p>Chip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hip3</text:p>
          </table:table-cell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[.B4] - 256 +[.C4]*256" office:value-type="float" office:value="65536" calcext:value-type="float">
            <text:p>65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formula="of:=[.B5] - 256 +[.C5]*256" office:value-type="float" office:value="65792" calcext:value-type="float">
            <text:p>65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table:formula="of:=[.B6] - 256 +[.C6]*256" office:value-type="float" office:value="66048" calcext:value-type="float">
            <text:p>66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table:formula="of:=[.B7] - 256 +[.C7]*256" office:value-type="float" office:value="66304" calcext:value-type="float">
            <text:p>66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table:formula="of:=[.B8] - 256 +[.C8]*256" office:value-type="float" office:value="66560" calcext:value-type="float">
            <text:p>665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table:formula="of:=[.B9] - 256 +[.C9]*256" office:value-type="float" office:value="66816" calcext:value-type="float">
            <text:p>66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table:formula="of:=[.B10] - 256 +[.C10]*256" office:value-type="float" office:value="67072" calcext:value-type="float">
            <text:p>67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[.B11] - 256 +[.C11]*256" office:value-type="float" office:value="67328" calcext:value-type="float">
            <text:p>67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  <table:table-cell table:formula="of:=[.B12] - 256 +[.C12]*256" office:value-type="float" office:value="67584" calcext:value-type="float">
            <text:p>67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table:formula="of:=[.B13] - 256 +[.C13]*256" office:value-type="float" office:value="67840" calcext:value-type="float">
            <text:p>678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formula="of:=[.B14] - 256 +[.C14]*256" office:value-type="float" office:value="68096" calcext:value-type="float">
            <text:p>68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formula="of:=[.B15] - 256 +[.C15]*256" office:value-type="float" office:value="68352" calcext:value-type="float">
            <text:p>68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table:formula="of:=[.B16] - 256 +[.C16]*256" office:value-type="float" office:value="68608" calcext:value-type="float">
            <text:p>68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[.B17] - 256 +[.C17]*256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formula="of:=[.B18] - 256 +[.C18]*256"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table:formula="of:=[.B19] - 256 +[.C19]*256"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table:formula="of:=[.B20] - 256 +[.C20]*256"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] - 256 +[.C21]*256" office:value-type="float" office:value="-255" calcext:value-type="float">
            <text:p>-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2] - 256 +[.C22]*256" office:value-type="float" office:value="-254" calcext:value-type="float">
            <text:p>-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3] - 256 +[.C23]*256" office:value-type="float" office:value="-253" calcext:value-type="float">
            <text:p>-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4] - 256 +[.C24]*256" office:value-type="float" office:value="-252" calcext:value-type="float">
            <text:p>-2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B25] - 256 +[.C25]*256" office:value-type="float" office:value="-256" calcext:value-type="float">
            <text:p>-2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B26] - 256 +[.C26]*256" office:value-type="float" office:value="-256" calcext:value-type="float">
            <text:p>-2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B27] - 256 +[.C27]*256" office:value-type="float" office:value="-256" calcext:value-type="float">
            <text:p>-25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[.B28] - 256 +[.C28]*256" office:value-type="float" office:value="65536" calcext:value-type="float">
            <text:p>65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[.B29] - 256 +[.C29]*256" office:value-type="float" office:value="65537" calcext:value-type="float">
            <text:p>65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table:formula="of:=[.B30] - 256 +[.C30]*256" office:value-type="float" office:value="65538" calcext:value-type="float">
            <text:p>65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formula="of:=[.B31] - 256 +[.C31]*256" office:value-type="float" office:value="65539" calcext:value-type="float">
            <text:p>65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table:formula="of:=[.B32] - 256 +[.C32]*256" office:value-type="float" office:value="65540" calcext:value-type="float">
            <text:p>655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table:formula="of:=[.B33] - 256 +[.C33]*256" office:value-type="float" office:value="65541" calcext:value-type="float">
            <text:p>65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table:formula="of:=[.B34] - 256 +[.C34]*256" office:value-type="float" office:value="65542" calcext:value-type="float">
            <text:p>65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table:formula="of:=[.B35] - 256 +[.C35]*256" office:value-type="float" office:value="65543" calcext:value-type="float">
            <text:p>65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table:formula="of:=[.B36] - 256 +[.C36]*256" office:value-type="float" office:value="65544" calcext:value-type="float">
            <text:p>65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table:formula="of:=[.B37] - 256 +[.C37]*256" office:value-type="float" office:value="65545" calcext:value-type="float">
            <text:p>65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table:formula="of:=[.B38] - 256 +[.C38]*256" office:value-type="float" office:value="65546" calcext:value-type="float">
            <text:p>65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table:formula="of:=[.B39] - 256 +[.C39]*256" office:value-type="float" office:value="65547" calcext:value-type="float">
            <text:p>655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table:formula="of:=[.B40] - 256 +[.C40]*256" office:value-type="float" office:value="65548" calcext:value-type="float">
            <text:p>65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table:formula="of:=[.B41] - 256 +[.C41]*256" office:value-type="float" office:value="65549" calcext:value-type="float">
            <text:p>65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56" calcext:value-type="float">
            <text:p>256</text:p>
          </table:table-cell>
          <table:table-cell table:formula="of:=[.B42] - 256 +[.C42]*256" office:value-type="float" office:value="65550" calcext:value-type="float">
            <text:p>65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table:formula="of:=[.B43] - 256 +[.C43]*256" office:value-type="float" office:value="65551" calcext:value-type="float">
            <text:p>65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table:formula="of:=[.B44] - 256 +[.C44]*256" office:value-type="float" office:value="65552" calcext:value-type="float">
            <text:p>65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table:formula="of:=[.B45] - 256 +[.C45]*256" office:value-type="float" office:value="65553" calcext:value-type="float">
            <text:p>65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table:formula="of:=[.B46] - 256 +[.C46]*256" office:value-type="float" office:value="65554" calcext:value-type="float">
            <text:p>6555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511" calcext:value-type="float">
            <text:p>511</text:p>
          </table:table-cell>
          <table:table-cell/>
          <table:table-cell table:formula="of:=2*256*256+(255-[.B48])-256*([.C48]-256)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49])-256*([.C49]-256)" office:value-type="float" office:value="65537" calcext:value-type="float">
            <text:p>65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0])-256*([.C50]-256)" office:value-type="float" office:value="65538" calcext:value-type="float">
            <text:p>65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1])-256*([.C51]-256)" office:value-type="float" office:value="65539" calcext:value-type="float">
            <text:p>65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2])-256*([.C52]-256)" office:value-type="float" office:value="65540" calcext:value-type="float">
            <text:p>65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3])-256*([.C53]-256)" office:value-type="float" office:value="65541" calcext:value-type="float">
            <text:p>65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4])-256*([.C54]-256)" office:value-type="float" office:value="65542" calcext:value-type="float">
            <text:p>65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5])-256*([.C55]-256)" office:value-type="float" office:value="65543" calcext:value-type="float">
            <text:p>65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6])-256*([.C56]-256)" office:value-type="float" office:value="65544" calcext:value-type="float">
            <text:p>655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7])-256*([.C57]-256)" office:value-type="float" office:value="65545" calcext:value-type="float">
            <text:p>65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8])-256*([.C58]-256)" office:value-type="float" office:value="65546" calcext:value-type="float">
            <text:p>65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9])-256*([.C59]-256)" office:value-type="float" office:value="65547" calcext:value-type="float">
            <text:p>655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60])-256*([.C60]-256)" office:value-type="float" office:value="65548" calcext:value-type="float">
            <text:p>6554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2*256*256+(255-[.B61])-256*([.C61]-256)" office:value-type="float" office:value="196863" calcext:value-type="float">
            <text:p>19686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  <table:table-cell/>
          <table:table-cell table:formula="of:=2*256*256+(255-[.B62])-256*([.C62]-256)" office:value-type="float" office:value="65279" calcext:value-type="float">
            <text:p>65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63])-256*([.C63]-256)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2*256*256+(255-[.B64])-256*([.C64]-256)" office:value-type="float" office:value="65791" calcext:value-type="float">
            <text:p>65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2*256*256+(255-[.B65])-256*([.C65]-256)" office:value-type="float" office:value="66047" calcext:value-type="float">
            <text:p>660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2*256*256+(255-[.B66])-256*([.C66]-256)" office:value-type="float" office:value="66303" calcext:value-type="float">
            <text:p>6630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/>
          <table:table-cell table:formula="of:=2*256*256+(255-[.B67])-256*([.C67]-256)" office:value-type="float" office:value="131071" calcext:value-type="float">
            <text:p>1310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2*256*256+(255-[.B68])-256*([.C68]-256)" office:value-type="float" office:value="130815" calcext:value-type="float">
            <text:p>1308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2*256*256+(255-[.B69])-256*([.C69]-256)" office:value-type="float" office:value="130559" calcext:value-type="float">
            <text:p>1305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2*256*256+(255-[.B70])-256*([.C70]-256)" office:value-type="float" office:value="130303" calcext:value-type="float">
            <text:p>130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2*256*256+(255-[.B71])-256*([.C71]-256)" office:value-type="float" office:value="130047" calcext:value-type="float">
            <text:p>1300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2*256*256+(255-[.B72])-256*([.C72]-256)" office:value-type="float" office:value="129791" calcext:value-type="float">
            <text:p>12979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4]) +256*(511 - [.C74])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5]) +256*(511 - [.C75])" office:value-type="float" office:value="131073" calcext:value-type="float">
            <text:p>131073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6]) +256*(511 - [.C76])" office:value-type="float" office:value="131074" calcext:value-type="float">
            <text:p>131074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7]) +256*(511 - [.C77])" office:value-type="float" office:value="131075" calcext:value-type="float">
            <text:p>131075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8]) +256*(511 - [.C78])" office:value-type="float" office:value="131076" calcext:value-type="float">
            <text:p>131076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9]) +256*(511 - [.C79])" office:value-type="float" office:value="131077" calcext:value-type="float">
            <text:p>131077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0]) +256*(511 - [.C80])" office:value-type="float" office:value="131078" calcext:value-type="float">
            <text:p>131078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1]) +256*(511 - [.C81])" office:value-type="float" office:value="131079" calcext:value-type="float">
            <text:p>131079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2]) +256*(511 - [.C82])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255 -  [.B83]) +256*(511 - [.C83])" office:value-type="float" office:value="131328" calcext:value-type="float">
            <text:p>131328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formula="of:=2*256*256  + (255 -  [.B84]) +256*(511 - [.C84])" office:value-type="float" office:value="131584" calcext:value-type="float">
            <text:p>1315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2*256*256  + (255 -  [.B85]) +256*(511 - [.C85])" office:value-type="float" office:value="131840" calcext:value-type="float">
            <text:p>131840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2*256*256  + (255 -  [.B86]) +256*(511 - [.C86])" office:value-type="float" office:value="132096" calcext:value-type="float">
            <text:p>132096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2*256*256  + (255 -  [.B87]) +256*(511 - [.C87])" office:value-type="float" office:value="132352" calcext:value-type="float">
            <text:p>13235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88]) +256*(511 - [.C88])" office:value-type="float" office:value="196352" calcext:value-type="float">
            <text:p>19635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89]) +256*(511 - [.C89])" office:value-type="float" office:value="196607" calcext:value-type="float">
            <text:p>19660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2*256*256  + (255 -  [.B90]) +256*(511 - [.C90])" office:value-type="float" office:value="131070" calcext:value-type="float">
            <text:p>13107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91]) +256*(511 - [.C91])" office:value-type="float" office:value="131325" calcext:value-type="float">
            <text:p>1313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255 -  [.B92]) +256*(511 - [.C92])" office:value-type="float" office:value="131580" calcext:value-type="float">
            <text:p>13158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formula="of:=2*256*256  + (255 -  [.B93]) +256*(511 - [.C93])" office:value-type="float" office:value="131835" calcext:value-type="float">
            <text:p>1318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2*256*256  + (255 -  [.B94]) +256*(511 - [.C94])" office:value-type="float" office:value="132090" calcext:value-type="float">
            <text:p>13209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255 -  [.B95]) +256*(511 - [.C95])" office:value-type="float" office:value="196351" calcext:value-type="float">
            <text:p>19635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96]) +256*(511 - [.C96])" office:value-type="float" office:value="196607" calcext:value-type="float">
            <text:p>19660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255 -  [.B97]) +256*(511 - [.C97])" office:value-type="float" office:value="196351" calcext:value-type="float">
            <text:p>19635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2*256*256  + (255 -  [.B98]) +256*(511 - [.C98])" office:value-type="float" office:value="196095" calcext:value-type="float">
            <text:p>19609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formula="of:=2*256*256  + (255 -  [.B99]) +256*(511 - [.C99])" office:value-type="float" office:value="195839" calcext:value-type="float">
            <text:p>19583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2*256*256  + (255 -  [.B100]) +256*(511 - [.C100])" office:value-type="float" office:value="195583" calcext:value-type="float">
            <text:p>19558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formula="of:=2*256*256  + (255 -  [.B101]) +256*(511 - [.C101])" office:value-type="float" office:value="195327" calcext:value-type="float">
            <text:p>19532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2*256*256  + (255 -  [.B102]) +256*(511 - [.C102])" office:value-type="float" office:value="195071" calcext:value-type="float">
            <text:p>19507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*256*256 + [.B104]+[.C104]*256" office:value-type="float" office:value="196608" calcext:value-type="float">
            <text:p>1966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*256*256 + [.B105]+[.C105]*256" office:value-type="float" office:value="196864" calcext:value-type="float">
            <text:p>1968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*256*256 + [.B106]+[.C106]*256" office:value-type="float" office:value="197120" calcext:value-type="float">
            <text:p>1971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*256*256 + [.B107]+[.C107]*256" office:value-type="float" office:value="197376" calcext:value-type="float">
            <text:p>1973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*256*256 + [.B108]+[.C108]*256" office:value-type="float" office:value="197632" calcext:value-type="float">
            <text:p>1976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09]+[.C109]*256" office:value-type="float" office:value="196609" calcext:value-type="float">
            <text:p>1966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0]+[.C110]*256" office:value-type="float" office:value="196610" calcext:value-type="float">
            <text:p>1966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1]+[.C111]*256" office:value-type="float" office:value="196611" calcext:value-type="float">
            <text:p>1966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2]+[.C112]*256" office:value-type="float" office:value="196612" calcext:value-type="float">
            <text:p>196612</text:p>
          </table:table-cell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3"/>
          <table:table-cell table:formula="of:=3*256*256 + [.B113]+[.C113]*256" office:value-type="float" office:value="262143" calcext:value-type="float">
            <text:p>26214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4]+[.C114]*256" office:value-type="float" office:value="262142" calcext:value-type="float">
            <text:p>26214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5]+[.C115]*256" office:value-type="float" office:value="262141" calcext:value-type="float">
            <text:p>26214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6]+[.C116]*256" office:value-type="float" office:value="262140" calcext:value-type="float">
            <text:p>26214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7]+[.C117]*256" office:value-type="float" office:value="262139" calcext:value-type="float">
            <text:p>26213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8]+[.C118]*256" office:value-type="float" office:value="262138" calcext:value-type="float">
            <text:p>26213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9]+[.C119]*256" office:value-type="float" office:value="262137" calcext:value-type="float">
            <text:p>262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54:33.430089657</meta:creation-date>
    <dc:date>2024-10-15T16:50:47.565498639</dc:date>
    <meta:editing-duration>PT29M34S</meta:editing-duration>
    <meta:editing-cycles>8</meta:editing-cycles>
    <meta:generator>LibreOffice/7.3.7.2$Linux_X86_64 LibreOffice_project/30$Build-2</meta:generator>
    <meta:document-statistic meta:table-count="1" meta:cell-count="337" meta:object-count="0"/>
  </office:meta>
</office:document-meta>
</file>